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5065333333333" calcext:value-type="float">
            <text:p>0.83507</text:p>
          </table:table-cell>
          <table:table-cell office:value-type="float" office:value="3.31478" calcext:value-type="float">
            <text:p>3.31478</text:p>
          </table:table-cell>
          <table:table-cell office:value-type="float" office:value="1.934672" calcext:value-type="float">
            <text:p>1.934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1102666666667" calcext:value-type="float">
            <text:p>0.8511</text:p>
          </table:table-cell>
          <table:table-cell office:value-type="float" office:value="3.215612" calcext:value-type="float">
            <text:p>3.21561</text:p>
          </table:table-cell>
          <table:table-cell office:value-type="float" office:value="1.751984" calcext:value-type="float">
            <text:p>1.751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734490666666667" calcext:value-type="float">
            <text:p>0.73449</text:p>
          </table:table-cell>
          <table:table-cell office:value-type="float" office:value="3.15557733333333" calcext:value-type="float">
            <text:p>3.15558</text:p>
          </table:table-cell>
          <table:table-cell office:value-type="float" office:value="1.062992" calcext:value-type="float">
            <text:p>1.062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30336" calcext:value-type="float">
            <text:p>0.83034</text:p>
          </table:table-cell>
          <table:table-cell office:value-type="float" office:value="3.08982933333333" calcext:value-type="float">
            <text:p>3.08983</text:p>
          </table:table-cell>
          <table:table-cell office:value-type="float" office:value="1.62608" calcext:value-type="float">
            <text:p>1.62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4634666666667" calcext:value-type="float">
            <text:p>0.72463</text:p>
          </table:table-cell>
          <table:table-cell office:value-type="float" office:value="3.08205333333333" calcext:value-type="float">
            <text:p>3.08205</text:p>
          </table:table-cell>
          <table:table-cell office:value-type="float" office:value="0.997296" calcext:value-type="float">
            <text:p>0.9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29310666666667" calcext:value-type="float">
            <text:p>0.92931</text:p>
          </table:table-cell>
          <table:table-cell office:value-type="float" office:value="3.025104" calcext:value-type="float">
            <text:p>3.0251</text:p>
          </table:table-cell>
          <table:table-cell office:value-type="float" office:value="1.996848" calcext:value-type="float">
            <text:p>1.996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218" calcext:value-type="float">
            <text:p>1.40218</text:p>
          </table:table-cell>
          <table:table-cell office:value-type="float" office:value="2.965608" calcext:value-type="float">
            <text:p>2.96561</text:p>
          </table:table-cell>
          <table:table-cell office:value-type="float" office:value="4.268784" calcext:value-type="float">
            <text:p>4.268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507484" calcext:value-type="float">
            <text:p>1.50748</text:p>
          </table:table-cell>
          <table:table-cell office:value-type="float" office:value="2.94964266666667" calcext:value-type="float">
            <text:p>2.94964</text:p>
          </table:table-cell>
          <table:table-cell office:value-type="float" office:value="4.602048" calcext:value-type="float">
            <text:p>4.602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1798666666667" calcext:value-type="float">
            <text:p>1.21799</text:p>
          </table:table-cell>
          <table:table-cell office:value-type="float" office:value="2.907124" calcext:value-type="float">
            <text:p>2.90712</text:p>
          </table:table-cell>
          <table:table-cell office:value-type="float" office:value="3.028496" calcext:value-type="float">
            <text:p>3.02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7821333333333" calcext:value-type="float">
            <text:p>0.83782</text:p>
          </table:table-cell>
          <table:table-cell office:value-type="float" office:value="2.85877866666667" calcext:value-type="float">
            <text:p>2.85878</text:p>
          </table:table-cell>
          <table:table-cell office:value-type="float" office:value="1.369792" calcext:value-type="float">
            <text:p>1.369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313768" calcext:value-type="float">
            <text:p>1.31377</text:p>
          </table:table-cell>
          <table:table-cell office:value-type="float" office:value="2.83453466666667" calcext:value-type="float">
            <text:p>2.83453</text:p>
          </table:table-cell>
          <table:table-cell office:value-type="float" office:value="3.573136" calcext:value-type="float">
            <text:p>3.57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68632" calcext:value-type="float">
            <text:p>1.06863</text:p>
          </table:table-cell>
          <table:table-cell office:value-type="float" office:value="2.82654666666667" calcext:value-type="float">
            <text:p>2.82655</text:p>
          </table:table-cell>
          <table:table-cell office:value-type="float" office:value="2.361024" calcext:value-type="float">
            <text:p>2.361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8418666666667" calcext:value-type="float">
            <text:p>0.85842</text:p>
          </table:table-cell>
          <table:table-cell office:value-type="float" office:value="2.81043733333333" calcext:value-type="float">
            <text:p>2.81044</text:p>
          </table:table-cell>
          <table:table-cell office:value-type="float" office:value="1.324608" calcext:value-type="float">
            <text:p>1.324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3237466666667" calcext:value-type="float">
            <text:p>1.33237</text:p>
          </table:table-cell>
          <table:table-cell office:value-type="float" office:value="2.63879866666667" calcext:value-type="float">
            <text:p>2.6388</text:p>
          </table:table-cell>
          <table:table-cell office:value-type="float" office:value="3.133264" calcext:value-type="float">
            <text:p>3.13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9832" calcext:value-type="float">
            <text:p>0.95983</text:p>
          </table:table-cell>
          <table:table-cell office:value-type="float" office:value="2.616884" calcext:value-type="float">
            <text:p>2.61688</text:p>
          </table:table-cell>
          <table:table-cell office:value-type="float" office:value="1.781056" calcext:value-type="float">
            <text:p>1.781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43985066666667" calcext:value-type="float">
            <text:p>1.43985</text:p>
          </table:table-cell>
          <table:table-cell office:value-type="float" office:value="2.94861866666667" calcext:value-type="float">
            <text:p>2.94862</text:p>
          </table:table-cell>
          <table:table-cell office:value-type="float" office:value="4.473168" calcext:value-type="float">
            <text:p>4.473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27588" calcext:value-type="float">
            <text:p>1.42759</text:p>
          </table:table-cell>
          <table:table-cell office:value-type="float" office:value="3.028804" calcext:value-type="float">
            <text:p>3.0288</text:p>
          </table:table-cell>
          <table:table-cell office:value-type="float" office:value="4.302704" calcext:value-type="float">
            <text:p>4.30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272266666667" calcext:value-type="float">
            <text:p>1.40272</text:p>
          </table:table-cell>
          <table:table-cell office:value-type="float" office:value="2.99357466666667" calcext:value-type="float">
            <text:p>2.99357</text:p>
          </table:table-cell>
          <table:table-cell office:value-type="float" office:value="4.189552" calcext:value-type="float">
            <text:p>4.189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62384" calcext:value-type="float">
            <text:p>1.36238</text:p>
          </table:table-cell>
          <table:table-cell office:value-type="float" office:value="3.05422133333333" calcext:value-type="float">
            <text:p>3.05422</text:p>
          </table:table-cell>
          <table:table-cell office:value-type="float" office:value="4.233248" calcext:value-type="float">
            <text:p>4.233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6" calcext:value-type="float">
            <text:p>1.316</text:p>
          </table:table-cell>
          <table:table-cell office:value-type="float" office:value="3.391272" calcext:value-type="float">
            <text:p>3.39127</text:p>
          </table:table-cell>
          <table:table-cell office:value-type="float" office:value="4.29184" calcext:value-type="float">
            <text:p>4.291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30260266666667" calcext:value-type="float">
            <text:p>1.3026</text:p>
          </table:table-cell>
          <table:table-cell office:value-type="float" office:value="2.85294933333333" calcext:value-type="float">
            <text:p>2.85295</text:p>
          </table:table-cell>
          <table:table-cell office:value-type="float" office:value="3.64192" calcext:value-type="float">
            <text:p>3.641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9769466666667" calcext:value-type="float">
            <text:p>1.29769</text:p>
          </table:table-cell>
          <table:table-cell office:value-type="float" office:value="3.08120666666667" calcext:value-type="float">
            <text:p>3.08121</text:p>
          </table:table-cell>
          <table:table-cell office:value-type="float" office:value="3.763152" calcext:value-type="float">
            <text:p>3.76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28506" calcext:value-type="float">
            <text:p>1.28506</text:p>
          </table:table-cell>
          <table:table-cell office:value-type="float" office:value="3.44040133333333" calcext:value-type="float">
            <text:p>3.4404</text:p>
          </table:table-cell>
          <table:table-cell office:value-type="float" office:value="4.235472" calcext:value-type="float">
            <text:p>4.235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596533333333" calcext:value-type="float">
            <text:p>1.25597</text:p>
          </table:table-cell>
          <table:table-cell office:value-type="float" office:value="3.13133333333333" calcext:value-type="float">
            <text:p>3.13133</text:p>
          </table:table-cell>
          <table:table-cell office:value-type="float" office:value="3.784128" calcext:value-type="float">
            <text:p>3.784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07932" calcext:value-type="float">
            <text:p>1.20793</text:p>
          </table:table-cell>
          <table:table-cell office:value-type="float" office:value="2.636988" calcext:value-type="float">
            <text:p>2.63699</text:p>
          </table:table-cell>
          <table:table-cell office:value-type="float" office:value="3.213888" calcext:value-type="float">
            <text:p>3.213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6508" calcext:value-type="float">
            <text:p>1.16508</text:p>
          </table:table-cell>
          <table:table-cell office:value-type="float" office:value="3.026524" calcext:value-type="float">
            <text:p>3.02652</text:p>
          </table:table-cell>
          <table:table-cell office:value-type="float" office:value="2.880224" calcext:value-type="float">
            <text:p>2.880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5690266666667" calcext:value-type="float">
            <text:p>1.1569</text:p>
          </table:table-cell>
          <table:table-cell office:value-type="float" office:value="2.871572" calcext:value-type="float">
            <text:p>2.87157</text:p>
          </table:table-cell>
          <table:table-cell office:value-type="float" office:value="3.126224" calcext:value-type="float">
            <text:p>3.12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5776" calcext:value-type="float">
            <text:p>1.12578</text:p>
          </table:table-cell>
          <table:table-cell office:value-type="float" office:value="2.66953066666667" calcext:value-type="float">
            <text:p>2.66953</text:p>
          </table:table-cell>
          <table:table-cell office:value-type="float" office:value="2.509936" calcext:value-type="float">
            <text:p>2.509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074266666667" calcext:value-type="float">
            <text:p>1.11074</text:p>
          </table:table-cell>
          <table:table-cell office:value-type="float" office:value="2.712268" calcext:value-type="float">
            <text:p>2.71227</text:p>
          </table:table-cell>
          <table:table-cell office:value-type="float" office:value="2.492688" calcext:value-type="float">
            <text:p>2.492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70112" calcext:value-type="float">
            <text:p>1.07011</text:p>
          </table:table-cell>
          <table:table-cell office:value-type="float" office:value="2.991408" calcext:value-type="float">
            <text:p>2.99141</text:p>
          </table:table-cell>
          <table:table-cell office:value-type="float" office:value="2.887024" calcext:value-type="float">
            <text:p>2.887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289066666667" calcext:value-type="float">
            <text:p>1.03289</text:p>
          </table:table-cell>
          <table:table-cell office:value-type="float" office:value="2.84830933333333" calcext:value-type="float">
            <text:p>2.84831</text:p>
          </table:table-cell>
          <table:table-cell office:value-type="float" office:value="2.342096" calcext:value-type="float">
            <text:p>2.34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1036" calcext:value-type="float">
            <text:p>1.03104</text:p>
          </table:table-cell>
          <table:table-cell office:value-type="float" office:value="3.36561066666667" calcext:value-type="float">
            <text:p>3.36561</text:p>
          </table:table-cell>
          <table:table-cell office:value-type="float" office:value="2.737696" calcext:value-type="float">
            <text:p>2.73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2841066666667" calcext:value-type="float">
            <text:p>1.02841</text:p>
          </table:table-cell>
          <table:table-cell office:value-type="float" office:value="2.64415866666667" calcext:value-type="float">
            <text:p>2.64416</text:p>
          </table:table-cell>
          <table:table-cell office:value-type="float" office:value="1.844096" calcext:value-type="float">
            <text:p>1.84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1654266666667" calcext:value-type="float">
            <text:p>1.01654</text:p>
          </table:table-cell>
          <table:table-cell office:value-type="float" office:value="2.85739866666667" calcext:value-type="float">
            <text:p>2.8574</text:p>
          </table:table-cell>
          <table:table-cell office:value-type="float" office:value="2.162592" calcext:value-type="float">
            <text:p>2.162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890133333333" calcext:value-type="float">
            <text:p>1.0089</text:p>
          </table:table-cell>
          <table:table-cell office:value-type="float" office:value="2.95309466666667" calcext:value-type="float">
            <text:p>2.95309</text:p>
          </table:table-cell>
          <table:table-cell office:value-type="float" office:value="2.242096" calcext:value-type="float">
            <text:p>2.24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0573066666667" calcext:value-type="float">
            <text:p>1.00573</text:p>
          </table:table-cell>
          <table:table-cell office:value-type="float" office:value="2.88486133333333" calcext:value-type="float">
            <text:p>2.88486</text:p>
          </table:table-cell>
          <table:table-cell office:value-type="float" office:value="2.238064" calcext:value-type="float">
            <text:p>2.238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352933333333" calcext:value-type="float">
            <text:p>1.00353</text:p>
          </table:table-cell>
          <table:table-cell office:value-type="float" office:value="2.80191866666667" calcext:value-type="float">
            <text:p>2.80192</text:p>
          </table:table-cell>
          <table:table-cell office:value-type="float" office:value="2.077808" calcext:value-type="float">
            <text:p>2.077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018133333333" calcext:value-type="float">
            <text:p>1.00018</text:p>
          </table:table-cell>
          <table:table-cell office:value-type="float" office:value="2.81422533333333" calcext:value-type="float">
            <text:p>2.81423</text:p>
          </table:table-cell>
          <table:table-cell office:value-type="float" office:value="2.080176" calcext:value-type="float">
            <text:p>2.08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011066666667" calcext:value-type="float">
            <text:p>1.00011</text:p>
          </table:table-cell>
          <table:table-cell office:value-type="float" office:value="2.948924" calcext:value-type="float">
            <text:p>2.94892</text:p>
          </table:table-cell>
          <table:table-cell office:value-type="float" office:value="2.287552" calcext:value-type="float">
            <text:p>2.287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8297333333333" calcext:value-type="float">
            <text:p>0.9883</text:p>
          </table:table-cell>
          <table:table-cell office:value-type="float" office:value="3.35040933333333" calcext:value-type="float">
            <text:p>3.35041</text:p>
          </table:table-cell>
          <table:table-cell office:value-type="float" office:value="2.82864" calcext:value-type="float">
            <text:p>2.828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4202666666667" calcext:value-type="float">
            <text:p>0.9842</text:p>
          </table:table-cell>
          <table:table-cell office:value-type="float" office:value="2.64411733333333" calcext:value-type="float">
            <text:p>2.64412</text:p>
          </table:table-cell>
          <table:table-cell office:value-type="float" office:value="1.657136" calcext:value-type="float">
            <text:p>1.65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0297333333333" calcext:value-type="float">
            <text:p>0.9603</text:p>
          </table:table-cell>
          <table:table-cell office:value-type="float" office:value="2.62082933333333" calcext:value-type="float">
            <text:p>2.62083</text:p>
          </table:table-cell>
          <table:table-cell office:value-type="float" office:value="1.815424" calcext:value-type="float">
            <text:p>1.81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22421333333333" calcext:value-type="float">
            <text:p>0.92242</text:p>
          </table:table-cell>
          <table:table-cell office:value-type="float" office:value="3.05603466666667" calcext:value-type="float">
            <text:p>3.05603</text:p>
          </table:table-cell>
          <table:table-cell office:value-type="float" office:value="1.987664" calcext:value-type="float">
            <text:p>1.987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084" calcext:value-type="float">
            <text:p>0.85508</text:p>
          </table:table-cell>
          <table:table-cell office:value-type="float" office:value="3.29392933333333" calcext:value-type="float">
            <text:p>3.29393</text:p>
          </table:table-cell>
          <table:table-cell office:value-type="float" office:value="1.905504" calcext:value-type="float">
            <text:p>1.90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52049333333333" calcext:value-type="float">
            <text:p>0.85205</text:p>
          </table:table-cell>
          <table:table-cell office:value-type="float" office:value="3.42644666666667" calcext:value-type="float">
            <text:p>3.42645</text:p>
          </table:table-cell>
          <table:table-cell office:value-type="float" office:value="2.026112" calcext:value-type="float">
            <text:p>2.026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41676" calcext:value-type="float">
            <text:p>0.84168</text:p>
          </table:table-cell>
          <table:table-cell office:value-type="float" office:value="2.854652" calcext:value-type="float">
            <text:p>2.85465</text:p>
          </table:table-cell>
          <table:table-cell office:value-type="float" office:value="1.334" calcext:value-type="float">
            <text:p>1.3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40802666666667" calcext:value-type="float">
            <text:p>0.8408</text:p>
          </table:table-cell>
          <table:table-cell office:value-type="float" office:value="3.11298933333333" calcext:value-type="float">
            <text:p>3.11299</text:p>
          </table:table-cell>
          <table:table-cell office:value-type="float" office:value="1.630592" calcext:value-type="float">
            <text:p>1.630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30582666666667" calcext:value-type="float">
            <text:p>0.83058</text:p>
          </table:table-cell>
          <table:table-cell office:value-type="float" office:value="3.07308666666667" calcext:value-type="float">
            <text:p>3.07309</text:p>
          </table:table-cell>
          <table:table-cell office:value-type="float" office:value="1.51328" calcext:value-type="float">
            <text:p>1.513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26666666666667" calcext:value-type="float">
            <text:p>0.82667</text:p>
          </table:table-cell>
          <table:table-cell office:value-type="float" office:value="2.840188" calcext:value-type="float">
            <text:p>2.84019</text:p>
          </table:table-cell>
          <table:table-cell office:value-type="float" office:value="1.330208" calcext:value-type="float">
            <text:p>1.330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2256" calcext:value-type="float">
            <text:p>0.82226</text:p>
          </table:table-cell>
          <table:table-cell office:value-type="float" office:value="3.22042666666667" calcext:value-type="float">
            <text:p>3.22043</text:p>
          </table:table-cell>
          <table:table-cell office:value-type="float" office:value="1.797296" calcext:value-type="float">
            <text:p>1.7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21921333333333" calcext:value-type="float">
            <text:p>0.82192</text:p>
          </table:table-cell>
          <table:table-cell office:value-type="float" office:value="3.05767066666667" calcext:value-type="float">
            <text:p>3.05767</text:p>
          </table:table-cell>
          <table:table-cell office:value-type="float" office:value="1.565168" calcext:value-type="float">
            <text:p>1.56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3842666666667" calcext:value-type="float">
            <text:p>0.80384</text:p>
          </table:table-cell>
          <table:table-cell office:value-type="float" office:value="3.485452" calcext:value-type="float">
            <text:p>3.48545</text:p>
          </table:table-cell>
          <table:table-cell office:value-type="float" office:value="2.015088" calcext:value-type="float">
            <text:p>2.015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90038666666667" calcext:value-type="float">
            <text:p>0.79004</text:p>
          </table:table-cell>
          <table:table-cell office:value-type="float" office:value="2.77147866666667" calcext:value-type="float">
            <text:p>2.77148</text:p>
          </table:table-cell>
          <table:table-cell office:value-type="float" office:value="0.915424" calcext:value-type="float">
            <text:p>0.91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4924" calcext:value-type="float">
            <text:p>0.76492</text:p>
          </table:table-cell>
          <table:table-cell office:value-type="float" office:value="2.89157333333333" calcext:value-type="float">
            <text:p>2.89157</text:p>
          </table:table-cell>
          <table:table-cell office:value-type="float" office:value="0.932112" calcext:value-type="float">
            <text:p>0.932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44226666666667" calcext:value-type="float">
            <text:p>0.74423</text:p>
          </table:table-cell>
          <table:table-cell office:value-type="float" office:value="2.82130666666667" calcext:value-type="float">
            <text:p>2.82131</text:p>
          </table:table-cell>
          <table:table-cell office:value-type="float" office:value="0.938032" calcext:value-type="float">
            <text:p>0.938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682666666667" calcext:value-type="float">
            <text:p>0.71468</text:p>
          </table:table-cell>
          <table:table-cell office:value-type="float" office:value="2.8907" calcext:value-type="float">
            <text:p>2.8907</text:p>
          </table:table-cell>
          <table:table-cell office:value-type="float" office:value="0.885888" calcext:value-type="float">
            <text:p>0.885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0374666666667" calcext:value-type="float">
            <text:p>0.70037</text:p>
          </table:table-cell>
          <table:table-cell office:value-type="float" office:value="3.08563466666667" calcext:value-type="float">
            <text:p>3.08563</text:p>
          </table:table-cell>
          <table:table-cell office:value-type="float" office:value="1.094384" calcext:value-type="float">
            <text:p>1.09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9241333333333" calcext:value-type="float">
            <text:p>0.69924</text:p>
          </table:table-cell>
          <table:table-cell office:value-type="float" office:value="3.030956" calcext:value-type="float">
            <text:p>3.03096</text:p>
          </table:table-cell>
          <table:table-cell office:value-type="float" office:value="0.95128" calcext:value-type="float">
            <text:p>0.951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7814" calcext:value-type="float">
            <text:p>0.67814</text:p>
          </table:table-cell>
          <table:table-cell office:value-type="float" office:value="3.37208" calcext:value-type="float">
            <text:p>3.37208</text:p>
          </table:table-cell>
          <table:table-cell office:value-type="float" office:value="1.173824" calcext:value-type="float">
            <text:p>1.173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0478666666667" calcext:value-type="float">
            <text:p>0.66048</text:p>
          </table:table-cell>
          <table:table-cell office:value-type="float" office:value="3.339432" calcext:value-type="float">
            <text:p>3.33943</text:p>
          </table:table-cell>
          <table:table-cell office:value-type="float" office:value="1.086768" calcext:value-type="float">
            <text:p>1.086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62384" calcext:value-type="float">
            <text:p>1.36238</text:p>
          </table:table-cell>
          <table:table-cell office:value-type="float" office:value="3.05422133333333" calcext:value-type="float">
            <text:p>3.05422</text:p>
          </table:table-cell>
          <table:table-cell office:value-type="float" office:value="4.233248" calcext:value-type="float">
            <text:p>4.233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0.992892266666667" calcext:value-type="float">
            <text:p>0.99289</text:p>
          </table:table-cell>
          <table:table-cell table:formula="of:=AVERAGE([.BT1:.BT15])" office:value-type="float" office:value="3.0344064" calcext:value-type="float">
            <text:p>3.03441</text:p>
          </table:table-cell>
          <table:table-cell table:formula="of:=AVERAGE([.BU1:.BU15])" office:value-type="float" office:value="2.3440064" calcext:value-type="float">
            <text:p>2.34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28506" calcext:value-type="float">
            <text:p>1.28506</text:p>
          </table:table-cell>
          <table:table-cell office:value-type="float" office:value="3.44040133333333" calcext:value-type="float">
            <text:p>3.4404</text:p>
          </table:table-cell>
          <table:table-cell office:value-type="float" office:value="4.235472" calcext:value-type="float">
            <text:p>4.235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1.2168528" calcext:value-type="float">
            <text:p>1.21685</text:p>
          </table:table-cell>
          <table:table-cell table:formula="of:=AVERAGE([.BT1:.BT5])" office:value-type="float" office:value="3.0659264" calcext:value-type="float">
            <text:p>3.06593</text:p>
          </table:table-cell>
          <table:table-cell table:formula="of:=AVERAGE([.BU1:.BU5])" office:value-type="float" office:value="3.526512" calcext:value-type="float">
            <text:p>3.52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596533333333" calcext:value-type="float">
            <text:p>1.25597</text:p>
          </table:table-cell>
          <table:table-cell office:value-type="float" office:value="3.13133333333333" calcext:value-type="float">
            <text:p>3.13133</text:p>
          </table:table-cell>
          <table:table-cell office:value-type="float" office:value="3.784128" calcext:value-type="float">
            <text:p>3.784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074266666667" calcext:value-type="float">
            <text:p>1.11074</text:p>
          </table:table-cell>
          <table:table-cell office:value-type="float" office:value="2.712268" calcext:value-type="float">
            <text:p>2.71227</text:p>
          </table:table-cell>
          <table:table-cell office:value-type="float" office:value="2.492688" calcext:value-type="float">
            <text:p>2.492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70112" calcext:value-type="float">
            <text:p>1.07011</text:p>
          </table:table-cell>
          <table:table-cell office:value-type="float" office:value="2.991408" calcext:value-type="float">
            <text:p>2.99141</text:p>
          </table:table-cell>
          <table:table-cell office:value-type="float" office:value="2.887024" calcext:value-type="float">
            <text:p>2.887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1036" calcext:value-type="float">
            <text:p>1.03104</text:p>
          </table:table-cell>
          <table:table-cell office:value-type="float" office:value="3.36561066666667" calcext:value-type="float">
            <text:p>3.36561</text:p>
          </table:table-cell>
          <table:table-cell office:value-type="float" office:value="2.737696" calcext:value-type="float">
            <text:p>2.73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890133333333" calcext:value-type="float">
            <text:p>1.0089</text:p>
          </table:table-cell>
          <table:table-cell office:value-type="float" office:value="2.95309466666667" calcext:value-type="float">
            <text:p>2.95309</text:p>
          </table:table-cell>
          <table:table-cell office:value-type="float" office:value="2.242096" calcext:value-type="float">
            <text:p>2.24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0573066666667" calcext:value-type="float">
            <text:p>1.00573</text:p>
          </table:table-cell>
          <table:table-cell office:value-type="float" office:value="2.88486133333333" calcext:value-type="float">
            <text:p>2.88486</text:p>
          </table:table-cell>
          <table:table-cell office:value-type="float" office:value="2.238064" calcext:value-type="float">
            <text:p>2.238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352933333333" calcext:value-type="float">
            <text:p>1.00353</text:p>
          </table:table-cell>
          <table:table-cell office:value-type="float" office:value="2.80191866666667" calcext:value-type="float">
            <text:p>2.80192</text:p>
          </table:table-cell>
          <table:table-cell office:value-type="float" office:value="2.077808" calcext:value-type="float">
            <text:p>2.077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0297333333333" calcext:value-type="float">
            <text:p>0.9603</text:p>
          </table:table-cell>
          <table:table-cell office:value-type="float" office:value="2.62082933333333" calcext:value-type="float">
            <text:p>2.62083</text:p>
          </table:table-cell>
          <table:table-cell office:value-type="float" office:value="1.815424" calcext:value-type="float">
            <text:p>1.81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830582666666667" calcext:value-type="float">
            <text:p>0.83058</text:p>
          </table:table-cell>
          <table:table-cell office:value-type="float" office:value="3.07308666666667" calcext:value-type="float">
            <text:p>3.07309</text:p>
          </table:table-cell>
          <table:table-cell office:value-type="float" office:value="1.51328" calcext:value-type="float">
            <text:p>1.513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3842666666667" calcext:value-type="float">
            <text:p>0.80384</text:p>
          </table:table-cell>
          <table:table-cell office:value-type="float" office:value="3.485452" calcext:value-type="float">
            <text:p>3.48545</text:p>
          </table:table-cell>
          <table:table-cell office:value-type="float" office:value="2.015088" calcext:value-type="float">
            <text:p>2.015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90038666666667" calcext:value-type="float">
            <text:p>0.79004</text:p>
          </table:table-cell>
          <table:table-cell office:value-type="float" office:value="2.77147866666667" calcext:value-type="float">
            <text:p>2.77148</text:p>
          </table:table-cell>
          <table:table-cell office:value-type="float" office:value="0.915424" calcext:value-type="float">
            <text:p>0.915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682666666667" calcext:value-type="float">
            <text:p>0.71468</text:p>
          </table:table-cell>
          <table:table-cell office:value-type="float" office:value="2.8907" calcext:value-type="float">
            <text:p>2.8907</text:p>
          </table:table-cell>
          <table:table-cell office:value-type="float" office:value="0.885888" calcext:value-type="float">
            <text:p>0.885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0478666666667" calcext:value-type="float">
            <text:p>0.66048</text:p>
          </table:table-cell>
          <table:table-cell office:value-type="float" office:value="3.339432" calcext:value-type="float">
            <text:p>3.33943</text:p>
          </table:table-cell>
          <table:table-cell office:value-type="float" office:value="1.086768" calcext:value-type="float">
            <text:p>1.086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27588" calcext:value-type="float">
            <text:p>1.42759</text:p>
          </table:table-cell>
          <table:table-cell office:value-type="float" office:value="3.028804" calcext:value-type="float">
            <text:p>3.0288</text:p>
          </table:table-cell>
          <table:table-cell office:value-type="float" office:value="4.302704" calcext:value-type="float">
            <text:p>4.30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1.01512951111111" calcext:value-type="float">
            <text:p>1.01513</text:p>
          </table:table-cell>
          <table:table-cell table:formula="of:=AVERAGE([.BT16:.BT30])" office:value-type="float" office:value="3.02543537777778" calcext:value-type="float">
            <text:p>3.02544</text:p>
          </table:table-cell>
          <table:table-cell table:formula="of:=AVERAGE([.BU16:.BU30])" office:value-type="float" office:value="2.37241066666667" calcext:value-type="float">
            <text:p>2.3724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6" calcext:value-type="float">
            <text:p>1.316</text:p>
          </table:table-cell>
          <table:table-cell office:value-type="float" office:value="3.391272" calcext:value-type="float">
            <text:p>3.39127</text:p>
          </table:table-cell>
          <table:table-cell office:value-type="float" office:value="4.29184" calcext:value-type="float">
            <text:p>4.291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1.26642773333333" calcext:value-type="float">
            <text:p>1.26643</text:p>
          </table:table-cell>
          <table:table-cell table:formula="of:=AVERAGE([.BT16:.BT20])" office:value-type="float" office:value="3.03946746666667" calcext:value-type="float">
            <text:p>3.03947</text:p>
          </table:table-cell>
          <table:table-cell table:formula="of:=AVERAGE([.BU16:.BU20])" office:value-type="float" office:value="3.5495712" calcext:value-type="float">
            <text:p>3.5495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9769466666667" calcext:value-type="float">
            <text:p>1.29769</text:p>
          </table:table-cell>
          <table:table-cell office:value-type="float" office:value="3.08120666666667" calcext:value-type="float">
            <text:p>3.08121</text:p>
          </table:table-cell>
          <table:table-cell office:value-type="float" office:value="3.763152" calcext:value-type="float">
            <text:p>3.76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16508" calcext:value-type="float">
            <text:p>1.16508</text:p>
          </table:table-cell>
          <table:table-cell office:value-type="float" office:value="3.026524" calcext:value-type="float">
            <text:p>3.02652</text:p>
          </table:table-cell>
          <table:table-cell office:value-type="float" office:value="2.880224" calcext:value-type="float">
            <text:p>2.880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5776" calcext:value-type="float">
            <text:p>1.12578</text:p>
          </table:table-cell>
          <table:table-cell office:value-type="float" office:value="2.66953066666667" calcext:value-type="float">
            <text:p>2.66953</text:p>
          </table:table-cell>
          <table:table-cell office:value-type="float" office:value="2.509936" calcext:value-type="float">
            <text:p>2.509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2841066666667" calcext:value-type="float">
            <text:p>1.02841</text:p>
          </table:table-cell>
          <table:table-cell office:value-type="float" office:value="2.64415866666667" calcext:value-type="float">
            <text:p>2.64416</text:p>
          </table:table-cell>
          <table:table-cell office:value-type="float" office:value="1.844096" calcext:value-type="float">
            <text:p>1.84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1654266666667" calcext:value-type="float">
            <text:p>1.01654</text:p>
          </table:table-cell>
          <table:table-cell office:value-type="float" office:value="2.85739866666667" calcext:value-type="float">
            <text:p>2.8574</text:p>
          </table:table-cell>
          <table:table-cell office:value-type="float" office:value="2.162592" calcext:value-type="float">
            <text:p>2.162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018133333333" calcext:value-type="float">
            <text:p>1.00018</text:p>
          </table:table-cell>
          <table:table-cell office:value-type="float" office:value="2.81422533333333" calcext:value-type="float">
            <text:p>2.81423</text:p>
          </table:table-cell>
          <table:table-cell office:value-type="float" office:value="2.080176" calcext:value-type="float">
            <text:p>2.08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011066666667" calcext:value-type="float">
            <text:p>1.00011</text:p>
          </table:table-cell>
          <table:table-cell office:value-type="float" office:value="2.948924" calcext:value-type="float">
            <text:p>2.94892</text:p>
          </table:table-cell>
          <table:table-cell office:value-type="float" office:value="2.287552" calcext:value-type="float">
            <text:p>2.287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8297333333333" calcext:value-type="float">
            <text:p>0.9883</text:p>
          </table:table-cell>
          <table:table-cell office:value-type="float" office:value="3.35040933333333" calcext:value-type="float">
            <text:p>3.35041</text:p>
          </table:table-cell>
          <table:table-cell office:value-type="float" office:value="2.82864" calcext:value-type="float">
            <text:p>2.828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52049333333333" calcext:value-type="float">
            <text:p>0.85205</text:p>
          </table:table-cell>
          <table:table-cell office:value-type="float" office:value="3.42644666666667" calcext:value-type="float">
            <text:p>3.42645</text:p>
          </table:table-cell>
          <table:table-cell office:value-type="float" office:value="2.026112" calcext:value-type="float">
            <text:p>2.026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21921333333333" calcext:value-type="float">
            <text:p>0.82192</text:p>
          </table:table-cell>
          <table:table-cell office:value-type="float" office:value="3.05767066666667" calcext:value-type="float">
            <text:p>3.05767</text:p>
          </table:table-cell>
          <table:table-cell office:value-type="float" office:value="1.565168" calcext:value-type="float">
            <text:p>1.56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4924" calcext:value-type="float">
            <text:p>0.76492</text:p>
          </table:table-cell>
          <table:table-cell office:value-type="float" office:value="2.89157333333333" calcext:value-type="float">
            <text:p>2.89157</text:p>
          </table:table-cell>
          <table:table-cell office:value-type="float" office:value="0.932112" calcext:value-type="float">
            <text:p>0.932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44226666666667" calcext:value-type="float">
            <text:p>0.74423</text:p>
          </table:table-cell>
          <table:table-cell office:value-type="float" office:value="2.82130666666667" calcext:value-type="float">
            <text:p>2.82131</text:p>
          </table:table-cell>
          <table:table-cell office:value-type="float" office:value="0.938032" calcext:value-type="float">
            <text:p>0.938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7814" calcext:value-type="float">
            <text:p>0.67814</text:p>
          </table:table-cell>
          <table:table-cell office:value-type="float" office:value="3.37208" calcext:value-type="float">
            <text:p>3.37208</text:p>
          </table:table-cell>
          <table:table-cell office:value-type="float" office:value="1.173824" calcext:value-type="float">
            <text:p>1.173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43985066666667" calcext:value-type="float">
            <text:p>1.43985</text:p>
          </table:table-cell>
          <table:table-cell office:value-type="float" office:value="2.94861866666667" calcext:value-type="float">
            <text:p>2.94862</text:p>
          </table:table-cell>
          <table:table-cell office:value-type="float" office:value="4.473168" calcext:value-type="float">
            <text:p>4.473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1.00237511111111" calcext:value-type="float">
            <text:p>1.00238</text:p>
          </table:table-cell>
          <table:table-cell table:formula="of:=AVERAGE([.BT31:.BT45])" office:value-type="float" office:value="2.95272933333333" calcext:value-type="float">
            <text:p>2.95273</text:p>
          </table:table-cell>
          <table:table-cell table:formula="of:=AVERAGE([.BU31:.BU45])" office:value-type="float" office:value="2.3116608" calcext:value-type="float">
            <text:p>2.31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272266666667" calcext:value-type="float">
            <text:p>1.40272</text:p>
          </table:table-cell>
          <table:table-cell office:value-type="float" office:value="2.99357466666667" calcext:value-type="float">
            <text:p>2.99357</text:p>
          </table:table-cell>
          <table:table-cell office:value-type="float" office:value="4.189552" calcext:value-type="float">
            <text:p>4.189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1.30200213333333" calcext:value-type="float">
            <text:p>1.302</text:p>
          </table:table-cell>
          <table:table-cell table:formula="of:=AVERAGE([.BT31:.BT35])" office:value-type="float" office:value="2.86074053333333" calcext:value-type="float">
            <text:p>2.86074</text:p>
          </table:table-cell>
          <table:table-cell table:formula="of:=AVERAGE([.BU31:.BU35])" office:value-type="float" office:value="3.7289504" calcext:value-type="float">
            <text:p>3.7289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30260266666667" calcext:value-type="float">
            <text:p>1.3026</text:p>
          </table:table-cell>
          <table:table-cell office:value-type="float" office:value="2.85294933333333" calcext:value-type="float">
            <text:p>2.85295</text:p>
          </table:table-cell>
          <table:table-cell office:value-type="float" office:value="3.64192" calcext:value-type="float">
            <text:p>3.641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07932" calcext:value-type="float">
            <text:p>1.20793</text:p>
          </table:table-cell>
          <table:table-cell office:value-type="float" office:value="2.636988" calcext:value-type="float">
            <text:p>2.63699</text:p>
          </table:table-cell>
          <table:table-cell office:value-type="float" office:value="3.213888" calcext:value-type="float">
            <text:p>3.213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5690266666667" calcext:value-type="float">
            <text:p>1.1569</text:p>
          </table:table-cell>
          <table:table-cell office:value-type="float" office:value="2.871572" calcext:value-type="float">
            <text:p>2.87157</text:p>
          </table:table-cell>
          <table:table-cell office:value-type="float" office:value="3.126224" calcext:value-type="float">
            <text:p>3.12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289066666667" calcext:value-type="float">
            <text:p>1.03289</text:p>
          </table:table-cell>
          <table:table-cell office:value-type="float" office:value="2.84830933333333" calcext:value-type="float">
            <text:p>2.84831</text:p>
          </table:table-cell>
          <table:table-cell office:value-type="float" office:value="2.342096" calcext:value-type="float">
            <text:p>2.34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4202666666667" calcext:value-type="float">
            <text:p>0.9842</text:p>
          </table:table-cell>
          <table:table-cell office:value-type="float" office:value="2.64411733333333" calcext:value-type="float">
            <text:p>2.64412</text:p>
          </table:table-cell>
          <table:table-cell office:value-type="float" office:value="1.657136" calcext:value-type="float">
            <text:p>1.65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22421333333333" calcext:value-type="float">
            <text:p>0.92242</text:p>
          </table:table-cell>
          <table:table-cell office:value-type="float" office:value="3.05603466666667" calcext:value-type="float">
            <text:p>3.05603</text:p>
          </table:table-cell>
          <table:table-cell office:value-type="float" office:value="1.987664" calcext:value-type="float">
            <text:p>1.987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084" calcext:value-type="float">
            <text:p>0.85508</text:p>
          </table:table-cell>
          <table:table-cell office:value-type="float" office:value="3.29392933333333" calcext:value-type="float">
            <text:p>3.29393</text:p>
          </table:table-cell>
          <table:table-cell office:value-type="float" office:value="1.905504" calcext:value-type="float">
            <text:p>1.90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41676" calcext:value-type="float">
            <text:p>0.84168</text:p>
          </table:table-cell>
          <table:table-cell office:value-type="float" office:value="2.854652" calcext:value-type="float">
            <text:p>2.85465</text:p>
          </table:table-cell>
          <table:table-cell office:value-type="float" office:value="1.334" calcext:value-type="float">
            <text:p>1.3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40802666666667" calcext:value-type="float">
            <text:p>0.8408</text:p>
          </table:table-cell>
          <table:table-cell office:value-type="float" office:value="3.11298933333333" calcext:value-type="float">
            <text:p>3.11299</text:p>
          </table:table-cell>
          <table:table-cell office:value-type="float" office:value="1.630592" calcext:value-type="float">
            <text:p>1.630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26666666666667" calcext:value-type="float">
            <text:p>0.82667</text:p>
          </table:table-cell>
          <table:table-cell office:value-type="float" office:value="2.840188" calcext:value-type="float">
            <text:p>2.84019</text:p>
          </table:table-cell>
          <table:table-cell office:value-type="float" office:value="1.330208" calcext:value-type="float">
            <text:p>1.330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2256" calcext:value-type="float">
            <text:p>0.82226</text:p>
          </table:table-cell>
          <table:table-cell office:value-type="float" office:value="3.22042666666667" calcext:value-type="float">
            <text:p>3.22043</text:p>
          </table:table-cell>
          <table:table-cell office:value-type="float" office:value="1.797296" calcext:value-type="float">
            <text:p>1.7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0374666666667" calcext:value-type="float">
            <text:p>0.70037</text:p>
          </table:table-cell>
          <table:table-cell office:value-type="float" office:value="3.08563466666667" calcext:value-type="float">
            <text:p>3.08563</text:p>
          </table:table-cell>
          <table:table-cell office:value-type="float" office:value="1.094384" calcext:value-type="float">
            <text:p>1.09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9241333333333" calcext:value-type="float">
            <text:p>0.69924</text:p>
          </table:table-cell>
          <table:table-cell office:value-type="float" office:value="3.030956" calcext:value-type="float">
            <text:p>3.03096</text:p>
          </table:table-cell>
          <table:table-cell office:value-type="float" office:value="0.95128" calcext:value-type="float">
            <text:p>0.951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5065333333333" calcext:value-type="float">
            <text:p>0.83507</text:p>
          </table:table-cell>
          <table:table-cell office:value-type="float" office:value="3.31478" calcext:value-type="float">
            <text:p>3.31478</text:p>
          </table:table-cell>
          <table:table-cell office:value-type="float" office:value="1.934672" calcext:value-type="float">
            <text:p>1.934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1.02689582222222" calcext:value-type="float">
            <text:p>1.0269</text:p>
          </table:table-cell>
          <table:table-cell table:formula="of:=AVERAGE([.BT46:.BT60])" office:value-type="float" office:value="2.95275404444444" calcext:value-type="float">
            <text:p>2.95275</text:p>
          </table:table-cell>
          <table:table-cell table:formula="of:=AVERAGE([.BU46:.BU60])" office:value-type="float" office:value="2.32080533333333" calcext:value-type="float">
            <text:p>2.3208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1102666666667" calcext:value-type="float">
            <text:p>0.8511</text:p>
          </table:table-cell>
          <table:table-cell office:value-type="float" office:value="3.215612" calcext:value-type="float">
            <text:p>3.21561</text:p>
          </table:table-cell>
          <table:table-cell office:value-type="float" office:value="1.751984" calcext:value-type="float">
            <text:p>1.751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0.795125866666667" calcext:value-type="float">
            <text:p>0.79513</text:p>
          </table:table-cell>
          <table:table-cell table:formula="of:=AVERAGE([.BT46:.BT50])" office:value-type="float" office:value="3.1715704" calcext:value-type="float">
            <text:p>3.17157</text:p>
          </table:table-cell>
          <table:table-cell table:formula="of:=AVERAGE([.BU46:.BU50])" office:value-type="float" office:value="1.4746048" calcext:value-type="float">
            <text:p>1.474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734490666666667" calcext:value-type="float">
            <text:p>0.73449</text:p>
          </table:table-cell>
          <table:table-cell office:value-type="float" office:value="3.15557733333333" calcext:value-type="float">
            <text:p>3.15558</text:p>
          </table:table-cell>
          <table:table-cell office:value-type="float" office:value="1.062992" calcext:value-type="float">
            <text:p>1.062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30336" calcext:value-type="float">
            <text:p>0.83034</text:p>
          </table:table-cell>
          <table:table-cell office:value-type="float" office:value="3.08982933333333" calcext:value-type="float">
            <text:p>3.08983</text:p>
          </table:table-cell>
          <table:table-cell office:value-type="float" office:value="1.62608" calcext:value-type="float">
            <text:p>1.626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4634666666667" calcext:value-type="float">
            <text:p>0.72463</text:p>
          </table:table-cell>
          <table:table-cell office:value-type="float" office:value="3.08205333333333" calcext:value-type="float">
            <text:p>3.08205</text:p>
          </table:table-cell>
          <table:table-cell office:value-type="float" office:value="0.997296" calcext:value-type="float">
            <text:p>0.99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29310666666667" calcext:value-type="float">
            <text:p>0.92931</text:p>
          </table:table-cell>
          <table:table-cell office:value-type="float" office:value="3.025104" calcext:value-type="float">
            <text:p>3.0251</text:p>
          </table:table-cell>
          <table:table-cell office:value-type="float" office:value="1.996848" calcext:value-type="float">
            <text:p>1.996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218" calcext:value-type="float">
            <text:p>1.40218</text:p>
          </table:table-cell>
          <table:table-cell office:value-type="float" office:value="2.965608" calcext:value-type="float">
            <text:p>2.96561</text:p>
          </table:table-cell>
          <table:table-cell office:value-type="float" office:value="4.268784" calcext:value-type="float">
            <text:p>4.268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507484" calcext:value-type="float">
            <text:p>1.50748</text:p>
          </table:table-cell>
          <table:table-cell office:value-type="float" office:value="2.94964266666667" calcext:value-type="float">
            <text:p>2.94964</text:p>
          </table:table-cell>
          <table:table-cell office:value-type="float" office:value="4.602048" calcext:value-type="float">
            <text:p>4.602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1798666666667" calcext:value-type="float">
            <text:p>1.21799</text:p>
          </table:table-cell>
          <table:table-cell office:value-type="float" office:value="2.907124" calcext:value-type="float">
            <text:p>2.90712</text:p>
          </table:table-cell>
          <table:table-cell office:value-type="float" office:value="3.028496" calcext:value-type="float">
            <text:p>3.02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7821333333333" calcext:value-type="float">
            <text:p>0.83782</text:p>
          </table:table-cell>
          <table:table-cell office:value-type="float" office:value="2.85877866666667" calcext:value-type="float">
            <text:p>2.85878</text:p>
          </table:table-cell>
          <table:table-cell office:value-type="float" office:value="1.369792" calcext:value-type="float">
            <text:p>1.369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313768" calcext:value-type="float">
            <text:p>1.31377</text:p>
          </table:table-cell>
          <table:table-cell office:value-type="float" office:value="2.83453466666667" calcext:value-type="float">
            <text:p>2.83453</text:p>
          </table:table-cell>
          <table:table-cell office:value-type="float" office:value="3.573136" calcext:value-type="float">
            <text:p>3.57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68632" calcext:value-type="float">
            <text:p>1.06863</text:p>
          </table:table-cell>
          <table:table-cell office:value-type="float" office:value="2.82654666666667" calcext:value-type="float">
            <text:p>2.82655</text:p>
          </table:table-cell>
          <table:table-cell office:value-type="float" office:value="2.361024" calcext:value-type="float">
            <text:p>2.361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8418666666667" calcext:value-type="float">
            <text:p>0.85842</text:p>
          </table:table-cell>
          <table:table-cell office:value-type="float" office:value="2.81043733333333" calcext:value-type="float">
            <text:p>2.81044</text:p>
          </table:table-cell>
          <table:table-cell office:value-type="float" office:value="1.324608" calcext:value-type="float">
            <text:p>1.324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3237466666667" calcext:value-type="float">
            <text:p>1.33237</text:p>
          </table:table-cell>
          <table:table-cell office:value-type="float" office:value="2.63879866666667" calcext:value-type="float">
            <text:p>2.6388</text:p>
          </table:table-cell>
          <table:table-cell office:value-type="float" office:value="3.133264" calcext:value-type="float">
            <text:p>3.13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9832" calcext:value-type="float">
            <text:p>0.95983</text:p>
          </table:table-cell>
          <table:table-cell office:value-type="float" office:value="2.616884" calcext:value-type="float">
            <text:p>2.61688</text:p>
          </table:table-cell>
          <table:table-cell office:value-type="float" office:value="1.781056" calcext:value-type="float">
            <text:p>1.781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09:54:38.528335743</dc:date>
    <meta:document-statistic meta:table-count="2" meta:cell-count="9024" meta:object-count="0"/>
    <meta:generator>LibreOffice/4.2.8.2$Linux_X86_64 LibreOffice_project/420m0$Build-2</meta:generator>
  </office:meta>
</office:document-meta>
</file>